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modern" style:font-pitch="fixed" style:name="Courier New" svg:font-family="'Courier New'"/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  <style:font-face style:font-family-generic="swiss" style:font-pitch="variable" style:name="Arial" svg:font-family="Arial"/>
    <style:font-face style:font-family-generic="modern" style:font-pitch="fixed" style:name="Courier New" svg:font-family="Courier New"/>
  </office:font-face-decls>
  <office:automatic-styles>
    <style:style style:family="paragraph" style:name="a560feb" style:parent-style-name="Heading_20_2">
      <style:paragraph-properties/>
    </style:style>
    <style:style style:family="text" style:name="a509adc" style:parent-style-name="Default_20_Paragraph_20_Font">
      <style:text-properties style:text-line-through-mode="continuous" style:text-line-through-style="solid" style:text-line-through-type="double" style:text-overline-mode="continuous" style:text-underline-mode="continuous"/>
    </style:style>
    <style:style style:family="paragraph" style:name="a6b33bf" style:parent-style-name="Heading_20_2">
      <style:paragraph-properties/>
    </style:style>
    <style:style style:family="text" style:name="a632d26">
      <style:text-properties/>
    </style:style>
    <style:style style:family="text" style:name="a47ae6e" style:parent-style-name="Default_20_Paragraph_20_Font">
      <style:text-properties style:text-line-through-mode="continuous" style:text-line-through-style="solid" style:text-line-through-type="single" style:text-overline-mode="continuous" style:text-underline-mode="continuous"/>
    </style:style>
    <style:style style:family="paragraph" style:name="a7b2b4c" style:parent-style-name="Heading_20_2">
      <style:paragraph-properties/>
    </style:style>
    <style:style style:family="text" style:name="acdddfc" style:parent-style-name="Default_20_Paragraph_20_Font">
      <style:text-properties style:font-name="Courier New" style:font-name-complex="Courier New"/>
    </style:style>
    <style:style style:family="paragraph" style:name="a738a78" style:parent-style-name="Heading_20_2">
      <style:paragraph-properties/>
    </style:style>
    <style:style style:family="text" style:name="a14952d" style:parent-style-name="Default_20_Paragraph_20_Font">
      <style:text-properties fo:font-size="16.0pt" style:font-size-asian="16.0pt"/>
    </style:style>
    <style:style style:family="paragraph" style:name="afe0629" style:parent-style-name="Heading_20_2">
      <style:paragraph-properties/>
    </style:style>
    <style:style style:family="text" style:name="a31623b" style:parent-style-name="Default_20_Paragraph_20_Font">
      <style:text-properties style:text-position="super"/>
    </style:style>
    <style:style style:family="text" style:name="a0a7567" style:parent-style-name="Default_20_Paragraph_20_Font">
      <style:text-properties style:text-position="sub"/>
    </style:style>
    <style:style style:family="paragraph" style:name="a6d5881" style:parent-style-name="Heading_20_2">
      <style:paragraph-properties/>
    </style:style>
    <style:style style:family="text" style:name="a7ff050" style:parent-style-name="Default_20_Paragraph_20_Font">
      <style:text-properties fo:background-color="#ffff00"/>
    </style:style>
    <style:style style:family="paragraph" style:name="a25edd5" style:parent-style-name="Heading_20_2">
      <style:paragraph-properties/>
    </style:style>
    <style:style style:family="text" style:name="ad5ba2e" style:parent-style-name="Default_20_Paragraph_20_Font">
      <style:text-properties fo:color="#ff0000"/>
    </style:style>
    <style:style style:family="paragraph" style:name="abb85dc" style:parent-style-name="Heading_20_2">
      <style:paragraph-properties/>
    </style:style>
    <style:style style:family="text" style:name="a17fb37" style:parent-style-name="Default_20_Paragraph_20_Font">
      <style:text-properties fo:font-style="italic" fo:font-weight="bold" style:font-style-asian="italic" style:font-weight-asian="bold" style:text-underline-style="solid"/>
    </style:style>
    <style:style style:family="paragraph" style:name="a2d3ac1" style:parent-style-name="Heading_20_2">
      <style:paragraph-properties/>
    </style:style>
    <style:style style:family="text" style:name="a5b78a1" style:parent-style-name="Default_20_Paragraph_20_Font">
      <style:text-properties style:text-underline-style="solid"/>
    </style:style>
    <style:style style:family="paragraph" style:name="a9693e6" style:parent-style-name="Heading_20_2">
      <style:paragraph-properties/>
    </style:style>
    <style:style style:family="text" style:name="a5ae8d3" style:parent-style-name="Default_20_Paragraph_20_Font">
      <style:text-properties fo:font-style="italic" style:font-style-asian="italic"/>
    </style:style>
    <style:style style:family="paragraph" style:name="ad5689d" style:parent-style-name="Heading_20_2">
      <style:paragraph-properties/>
    </style:style>
    <style:style style:family="text" style:name="ac37caf" style:parent-style-name="Default_20_Paragraph_20_Font">
      <style:text-properties fo:font-weight="bold" style:font-weight-asian="bold"/>
    </style:style>
    <style:style style:family="paragraph" style:name="a7d65f0" style:parent-style-name="Heading_20_2">
      <style:paragraph-properties/>
    </style:style>
    <style:style style:family="paragraph" style:name="ab3fe52" style:parent-style-name="Title">
      <style:paragraph-properties fo:break-before="page"/>
    </style:style>
  </office:automatic-styles>
  <office:body>
    <office:text>
      <text:p text:style-name="ab3fe52">Character Attributes</text:p>
      <text:p text:style-name="Subtitle">Examples</text:p>
      <text:h text:outline-level="2" text:style-name="a7d65f0">Bold</text:h>
      <text:p text:style-name="Normal"><text:span text:style-name="ac37caf">Lorem ipsum</text:span><text:s/>dolor sit amet…</text:p>
      <text:h text:outline-level="2" text:style-name="ad5689d">Italic</text:h>
      <text:p text:style-name="Normal"><text:span text:style-name="a5ae8d3">Lorem ipsum</text:span><text:s/>dolor sit amet…</text:p>
      <text:h text:outline-level="2" text:style-name="a9693e6">Underline</text:h>
      <text:p text:style-name="Normal"><text:span text:style-name="a5b78a1">Lorem ipsum</text:span><text:s/>dolor sit amet…</text:p>
      <text:h text:outline-level="2" text:style-name="a2d3ac1">Bold+Italic+Underline</text:h>
      <text:p text:style-name="Normal"><text:span text:style-name="a17fb37">Lorem ipsum</text:span><text:s/>dolor sit amet…</text:p>
      <text:h text:outline-level="2" text:style-name="abb85dc">Text Color</text:h>
      <text:p text:style-name="Normal"><text:span text:style-name="ad5ba2e">Lorem ipsum</text:span><text:s/>dolor sit amet…</text:p>
      <text:h text:outline-level="2" text:style-name="a25edd5">Highlight Color</text:h>
      <text:p text:style-name="Normal"><text:span text:style-name="a7ff050">Lorem ipsum</text:span><text:s/>dolor sit amet…</text:p>
      <text:h text:outline-level="2" text:style-name="a6d5881">Subscript + Superscript</text:h>
      <text:p text:style-name="Normal"><text:span text:style-name="a0a7567">Lorem</text:span><text:s/><text:span text:style-name="a31623b">ipsum</text:span><text:s/>dolor sit amet…</text:p>
      <text:h text:outline-level="2" text:style-name="afe0629">Font Size</text:h>
      <text:p text:style-name="Normal"><text:span text:style-name="a14952d">Lorem ipsum</text:span><text:s/>dolor sit amet…</text:p>
      <text:h text:outline-level="2" text:style-name="a738a78">Font Name</text:h>
      <text:p text:style-name="Normal"><text:span text:style-name="acdddfc">Lorem ipsum</text:span><text:s/>dolor sit amet…</text:p>
      <text:h text:outline-level="2" text:style-name="a7b2b4c">Strikethrough</text:h>
      <text:p text:style-name="Marginalia"><text:span text:style-name="a47ae6e">Lorem ipsum</text:span><text:s/>do<text:span text:style-name="a632d26">lor sit<text:s/></text:span>amet…</text:p>
      <text:h text:outline-level="2" text:style-name="a6b33bf">Double Strikethrough</text:h>
      <text:p text:style-name="Marginalia"><text:span text:style-name="a509adc">Lorem ipsum</text:span><text:s/>dolor sit amet…</text:p>
      <text:h text:outline-level="2" text:style-name="a560feb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modern" style:font-pitch="fixed" style:name="Courier New" svg:font-family="'Courier New'"/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  <style:font-face style:font-family-generic="swiss" style:font-pitch="variable" style:name="Arial" svg:font-family="Arial"/>
    <style:font-face style:font-family-generic="modern" style:font-pitch="fixed" style:name="Courier New" svg:font-family="Courier New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US" fo:font-size="12.0pt" fo:font-style="normal" fo:font-weight="normal" fo:language="en" fo:letter-spacing="normal" style:font-name="Cambria" style:font-name-asian="MS Mincho" style:font-name-complex="Times New Roman" style:font-size-asian="12.0pt" style:font-style-asian="normal" style:font-style-complex="normal" style:font-weight-asian="normal" style:font-weight-complex="normal" style:text-position="0% 100%" style:text-underline-style="none" style:use-window-font-color="true"/>
    </style:default-style>
    <style:style style:family="paragraph" style:name="Normal" style:parent-style-name="default_paragraph_style"/>
    <style:style style:default-outline-level="2" style:display-name="Heading 2" style:family="paragraph" style:name="Heading_20_2" style:next-style-name="Normal" style:parent-style-name="Normal">
      <style:paragraph-properties fo:margin-bottom="0.0mm" fo:margin-top="3.53mm"/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family="paragraph" style:name="Subtitle" style:next-style-name="Normal" style:parent-style-name="Normal">
      <style:paragraph-properties/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S Mincho1" style:font-name-complex="Tahoma" style:font-size-asian="14.0pt"/>
    </style:style>
    <style:style style:default-outline-level="1" style:display-name="Heading 1" style:family="paragraph" style:name="Heading_20_1" style:next-style-name="Normal" style:parent-style-name="Normal">
      <style:paragraph-properties fo:margin-bottom="0.0mm" fo:margin-top="8.47mm"/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Marginalia" style:parent-style-name="Text_20_body">
      <style:paragraph-properties fo:margin-left="40.01mm" fo:margin-right="0.0mm" fo:text-indent="0.0mm"/>
      <style:text-properties style:text-line-through-mode="continuous" style:text-line-through-style="solid" style:text-line-through-type="double" style:text-overline-mode="continuous" style:text-underline-mode="continuous"/>
    </style:style>
    <style:style style:family="paragraph" style:name="Title" style:next-style-name="Normal" style:parent-style-name="Normal">
      <style:paragraph-properties fo:border-bottom="0.35mm solid #4f81bd" fo:border-left="none" fo:border-right="none" fo:border-top="none" fo:margin-bottom="5.29mm" fo:margin-top="0.0mm" fo:padding-bottom="1.41mm" fo:padding-left="0.0mm" fo:padding-right="0.0mm" fo:padding-top="0.0mm"/>
      <style:text-properties fo:color="#17365d" fo:font-size="26.0pt" fo:letter-spacing="0.09mm" style:font-name="Calibri" style:font-name-asian="MS Gothic" style:font-name-complex="Times New Roman" style:font-size-asian="26.0pt"/>
    </style:style>
    <style:style style:display-name="Default Paragraph Font" style:family="text" style:name="Default_20_Paragraph_20_Font" style:parent-style-name="default_character_style"/>
    <style:style style:display-name="Title Char" style:family="text" style:name="Title_20_Char" style:parent-style-name="Default_20_Paragraph_20_Font">
      <style:text-properties fo:color="#17365d" fo:font-size="26.0pt" fo:letter-spacing="0.09mm" style:font-name="Calibri" style:font-name-asian="MS Gothic" style:font-name-complex="Times New Roman" style:font-size-asian="26.0pt"/>
    </style:style>
    <style:style style:display-name="Heading 2 Char" style:family="text" style:name="Heading_20_2_20_Char" style:parent-style-name="Default_20_Paragraph_20_Font"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display-name="Heading 1 Char" style:family="text" style:name="Heading_20_1_20_Char" style:parent-style-name="Default_20_Paragraph_20_Font"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Subtitle Char" style:family="text" style:name="Subtitle_20_Char" style:parent-style-name="Default_20_Paragraph_20_Font"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default-style style:family="graphic">
      <style:graphic-properties/>
      <style:paragraph-properties fo:line-height="100%" fo:text-align="left"/>
      <style:text-properties fo:country="US" fo:font-size="12.0pt" fo:font-style="normal" fo:font-weight="normal" fo:language="en" fo:letter-spacing="normal" style:font-size-asian="12.0pt" style:font-style-asian="normal" style:font-style-complex="normal" style:font-weight-asian="normal" style:font-weight-complex="normal" style:text-position="0% 100%" style:text-underline-style="none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2</dc:date>
    <meta:editing-cycles>2</meta:editing-cycles>
    <meta:editing-duration>PT0.014S</meta:editing-duration>
  </office:meta>
</office:document-meta>
</file>